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a32bc"/>
    </style:style>
    <style:style style:name="P3" style:family="paragraph" style:parent-style-name="Standard">
      <style:text-properties officeooo:rsid="003a4fb0" officeooo:paragraph-rsid="003a4fb0"/>
    </style:style>
    <style:style style:name="P4" style:family="paragraph" style:parent-style-name="Standard">
      <style:text-properties officeooo:rsid="0049ecea" officeooo:paragraph-rsid="0049ecea"/>
    </style:style>
    <style:style style:name="P5" style:family="paragraph" style:parent-style-name="Standard">
      <style:text-properties officeooo:rsid="004ac718" officeooo:paragraph-rsid="004ac7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c703" style:font-weight-asian="bold" style:font-weight-complex="bold"/>
    </style:style>
    <style:style style:name="T3" style:family="text">
      <style:text-properties officeooo:rsid="001f39b6"/>
    </style:style>
    <style:style style:name="T4" style:family="text">
      <style:text-properties officeooo:rsid="003a4fb0"/>
    </style:style>
    <style:style style:name="T5" style:family="text">
      <style:text-properties officeooo:rsid="0044de2f"/>
    </style:style>
    <style:style style:name="T6" style:family="text">
      <style:text-properties officeooo:rsid="005902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 SQL TO QUERY BULIDER</text:p>
      <text:p text:style-name="P1">SQL QUERT POSSIBLE CONTDTION</text:p>
      <text:p text:style-name="P1"/>
      <text:p text:style-name="P1">@ORM\Table(name="email_template", indexes={@ORM\Index(name="fa_email_template_name_index", columns={"name"}), @ORM\Index(name="fa_email_template_subject_index", columns={"subject"})})</text:p>
      <text:p text:style-name="P1"/>
      <text:p text:style-name="P1"/>
      <text:p text:style-name="P1">ORM\EntityListeners({ "Fa\Bundle\EmailBundle\Listener\EmailTemplate" })</text:p>
      <text:p text:style-name="P1"/>
      <text:p text:style-name="Standard"/>
      <text:p text:style-name="Standard"/>
      <text:p text:style-name="P1">1) Symfomy doctrain more filed example</text:p>
      <text:p text:style-name="Standard"/>
      <text:p text:style-name="Standard"><text:s text:c="8"/>=&gt; Add more brnach value is also set the formate as docratin</text:p>
      <text:p text:style-name="Standard"><text:s text:c="8"/>=&gt; docratin base and remove the fixes sql query to doctain orm model</text:p>
      <text:p text:style-name="Standard"><text:s text:c="8"/>=&gt; i have used to add branch method for add user brnach</text:p>
      <text:p text:style-name="Standard"><text:s text:c="8"/>=&gt; it set inside the loop and check the user the which user to add <text:s/>brnach</text:p>
      <text:p text:style-name="Standard"><text:s text:c="8"/>=&gt; set the user in brnach and save to table</text:p>
      <text:p text:style-name="Standard"><text:s text:c="8"/>=&gt; after redirect to back in list</text:p>
      <text:p text:style-name="Standard"><text:s text:c="8"/>=&gt; it stroe the base on list branch</text:p>
      <text:p text:style-name="P2"><text:s text:c="8"/>=&gt; Example of brnach add</text:p>
      <text:p text:style-name="Standard"><text:s text:c="8"/>=&gt;code</text:p>
      <text:p text:style-name="Standard"><text:s text:c="20"/><text:span text:style-name="T1">foreach($branch_name as $key=&gt;$branchnm)</text:span></text:p>
      <text:p text:style-name="P1"><text:s text:c="20"/>{</text:p>
      <text:p text:style-name="P1"><text:s text:c="28"/>$bname = new Branch();</text:p>
      <text:p text:style-name="P1"><text:s text:c="28"/>$bname-&gt;setName($branchnm);</text:p>
      <text:p text:style-name="P1"><text:s text:c="28"/>$bname-&gt;setStatus('1');</text:p>
      <text:p text:style-name="P1"><text:s text:c="28"/>$user-&gt;addBranch($bname);</text:p>
      <text:p text:style-name="P1"><text:s text:c="28"/>$entityManager-&gt;persist($bname);</text:p>
      <text:p text:style-name="P1"><text:s text:c="20"/>}</text:p>
      <text:p text:style-name="P1"><text:s text:c="24"/>$entityManager-&gt;flush(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) <text:span text:style-name="T1">Doctrain join and relation Example</text:span></text:p>
      <text:p text:style-name="Standard"/>
      <text:p text:style-name="Standard"><text:s text:c="3"/><text:span text:style-name="T1"><text:s/>Many two type of relation</text:span></text:p>
      <text:p text:style-name="Standard"><text:s text:c="3"/><text:span text:style-name="T1"><text:s/>1)The ManyToOne / OneToMany Association</text:span></text:p>
      <text:p text:style-name="P1"><text:s text:c="4"/>2)ManyToMany</text:p>
      <text:p text:style-name="Standard"/>
      <text:p text:style-name="Standard"><text:s text:c="8"/>1)The ManyToOne / OneToMany Association</text:p>
      <text:p text:style-name="Standard"/>
      <text:p text:style-name="Standard"><text:s text:c="12"/>=&gt;Suppose that each product in your application belongs to exactly one category. In this <text:tab/>case, you'll need a Category class, and a way to relate a Product object to a Category object.</text:p>
      <text:p text:style-name="Standard"><text:s text:c="12"/>=&gt; category can be associated with many products.</text:p>
      <text:p text:style-name="Standard"><text:s text:c="12"/>=&gt;each product can be associated with only one category.</text:p>
      <text:p text:style-name="Standard"><text:s text:c="12"/>=&gt;. This relationship can be summarized as: many products to one category (or equivalently, <text:tab/>one category to many products).</text:p>
      <text:p text:style-name="Standard"><text:s text:c="12"/>=&gt;Product entity, this is a many-to-one relationship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6"/><text:span text:style-name="T1">Example</text:span></text:p>
      <text:p text:style-name="Standard"><text:s text:c="16"/>1)User</text:p>
      <text:p text:style-name="Standard"/>
      <text:p text:style-name="Standard"><text:s text:c="19"/><text:span text:style-name="T1"><text:s/>#[ORM\OneToMany(mappedBy: 'user', targetEntity: Branch::class)]</text:span></text:p>
      <text:p text:style-name="P1"><text:s text:c="20"/>private Collection $branches;</text:p>
      <text:p text:style-name="Standard"/>
      <text:p text:style-name="Standard"><text:s text:c="16"/>3) Branch</text:p>
      <text:p text:style-name="Standard"/>
      <text:p text:style-name="Standard"><text:s text:c="15"/><text:span text:style-name="T1"><text:s/>#[ORM\ManyToOne(inversedBy: 'branches')]</text:span></text:p>
      <text:p text:style-name="P1"><text:s text:c="16"/>private ?User $user = null;</text:p>
      <text:p text:style-name="Standard"/>
      <text:p text:style-name="Standard"><text:s text:c="12"/>=&gt;The ManyToOne mapping shown earlier is required, But, this OneToMany is optional: <text:tab/>only add it if you want to be able to access the products that are related to a category</text:p>
      <text:p text:style-name="Standard"/>
      <text:p text:style-name="Standard"/>
      <text:p text:style-name="Standard"><text:s text:c="12"/>=&gt;<text:span text:style-name="T1">What is the ArrayCollection Stuff</text:span></text:p>
      <text:p text:style-name="Standard"/>
      <text:p text:style-name="Standard"><text:s text:c="16"/>The code inside __construct() is important: The $products property must be a collection <text:tab/>object that implements Doctrine's Collection interface</text:p>
      <text:p text:style-name="Standard"/>
      <text:p text:style-name="Standard"><text:s text:c="15"/><text:span text:style-name="T1"><text:s/>use Doctrine\Common\Collections\ArrayCollection;</text:span></text:p>
      <text:p text:style-name="Standard"/>
      <text:p text:style-name="Standard"><text:s text:c="17"/>public function __construct()</text:p>
      <text:p text:style-name="Standard"><text:s text:c="20"/>{</text:p>
      <text:p text:style-name="Standard"><text:s text:c="24"/>$this-&gt;products = new ArrayCollection();</text:p>
      <text:p text:style-name="Standard"><text:s text:c="20"/>}</text:p>
      <text:p text:style-name="Standard"/>
      <text:p text:style-name="Standard"><text:s text:c="12"/>=&gt;save data <text:span text:style-name="T3">using doctrain orm in table with persit and flush </text:span></text:p>
      <text:p text:style-name="Standard"><text:s text:c="16"/>`<text:span text:style-name="T1">Example</text:span></text:p>
      <text:p text:style-name="Standard"/>
      <text:p text:style-name="Standard"><text:soft-page-break/><text:s text:c="20"/>$branch = new Branch();</text:p>
      <text:p text:style-name="Standard"><text:s text:c="20"/>$form=$this-&gt;createForm(BranchType::class, $branch);</text:p>
      <text:p text:style-name="Standard"/>
      <text:p text:style-name="Standard"><text:s text:c="20"/>$branch_name=$request-&gt;get('branch_name');</text:p>
      <text:p text:style-name="Standard"><text:s text:c="20"/>$user = $entityManager-&gt;getRepository(User::class)-&gt;find(2);</text:p>
      <text:p text:style-name="Standard"/>
      <text:p text:style-name="Standard"><text:s text:c="28"/>$form-&gt;handleRequest($request);</text:p>
      <text:p text:style-name="Standard"><text:s text:c="24"/>//using orm save data save useing orm doctrain with mutltiple value add for fornt end <text:s/>it store inside the data base table with id</text:p>
      <text:p text:style-name="Standard"/>
      <text:p text:style-name="Standard"><text:s text:c="32"/>if ($form-&gt;isSubmitted() &amp;&amp; $form-&gt;isValid()) {</text:p>
      <text:p text:style-name="Standard"><text:s text:c="32"/>$i=1;</text:p>
      <text:p text:style-name="Standard"><text:s text:c="32"/>$objects = array();</text:p>
      <text:p text:style-name="Standard"><text:s text:c="32"/>foreach($branch_name as $key=&gt;$branchnm)</text:p>
      <text:p text:style-name="Standard"><text:s text:c="32"/>{</text:p>
      <text:p text:style-name="Standard"><text:s text:c="40"/>$bname = new Branch();</text:p>
      <text:p text:style-name="Standard"><text:s text:c="40"/>$bname-&gt;setName($branchnm);</text:p>
      <text:p text:style-name="Standard"><text:s text:c="40"/>$bname-&gt;setStatus('1');</text:p>
      <text:p text:style-name="Standard"><text:s text:c="40"/>//$bname-&gt;setUser($user);</text:p>
      <text:p text:style-name="Standard"><text:s text:c="40"/>$user-&gt;addBranch($bname);</text:p>
      <text:p text:style-name="Standard"><text:s text:c="40"/>$entityManager-&gt;persist($bname);</text:p>
      <text:p text:style-name="Standard"><text:s text:c="36"/>}</text:p>
      <text:p text:style-name="Standard"><text:s text:c="36"/>$entityManager-&gt;flush();</text:p>
      <text:p text:style-name="Standard"><text:s text:c="36"/>return $this-&gt;redirectToRoute('app_branch_list');</text:p>
      <text:p text:style-name="Standard"><text:s text:c="32"/>}</text:p>
      <text:p text:style-name="Standard"/>
      <text:p text:style-name="Standard"><text:s text:c="24"/>Using addBranch maethod to store the relation data</text:p>
      <text:p text:style-name="Standard"><text:s text:c="24"/>Example</text:p>
      <text:p text:style-name="Standard"><text:s text:c="24"/><text:span text:style-name="T1"><text:s text:c="2"/>public function addBranch(Branch $branch): self</text:span></text:p>
      <text:p text:style-name="P1"><text:s text:c="28"/>{</text:p>
      <text:p text:style-name="P1"><text:s text:c="32"/>if (!$this-&gt;branches-&gt;contains($branch)) {</text:p>
      <text:p text:style-name="P1"><text:s text:c="36"/>$this-&gt;branches-&gt;add($branch);</text:p>
      <text:p text:style-name="P1"><text:s text:c="36"/>$branch-&gt;setUser($this);</text:p>
      <text:p text:style-name="P1"><text:s text:c="32"/>}</text:p>
      <text:p text:style-name="P1"/>
      <text:p text:style-name="P1"><text:s text:c="32"/>return $this;</text:p>
      <text:p text:style-name="P1"><text:s text:c="28"/>}</text:p>
      <text:p text:style-name="Standard"/>
      <text:p text:style-name="Standard"/>
      <text:p text:style-name="Standard"><text:s text:c="16"/>=<text:span text:style-name="T1">&gt;Fetch record form useing object</text:span></text:p>
      <text:p text:style-name="Standard"><text:s text:c="20"/>Example</text:p>
      <text:p text:style-name="Standard"/>
      <text:p text:style-name="Standard"><text:s text:c="27"/>$entityManager = $doctrine-&gt;getManager();</text:p>
      <text:p text:style-name="Standard"><text:s text:c="27"/>$User = $entityManager-&gt;getRepository(User::class);</text:p>
      <text:p text:style-name="Standard"/>
      <text:p text:style-name="Standard"><text:s text:c="28"/>/<text:span text:style-name="T1">/FindAll user</text:span></text:p>
      <text:p text:style-name="P1"><text:s text:c="28"/>$allUser=$User-&gt;findAll();</text:p>
      <text:p text:style-name="Standard"/>
      <text:p text:style-name="Standard"><text:s text:c="26"/><text:span text:style-name="T1"><text:s/>Rleation data</text:span></text:p>
      <text:p text:style-name="Standard"/>
      <text:p text:style-name="Standard"><text:s text:c="26"/><text:span text:style-name="T1"><text:s/>$user = $doctrine-&gt;getRepository(User::class)-&gt;find(4);</text:span></text:p>
      <text:p text:style-name="P1"/>
      <text:p text:style-name="P1"><text:soft-page-break/><text:s text:c="28"/>$userworks=$user-&gt;getUsersWorks()-&gt;toArray();</text:p>
      <text:p text:style-name="P1"><text:s text:c="28"/>$userCountry=$user-&gt;getCountry()-&gt;getName();</text:p>
      <text:p text:style-name="P1"><text:s text:c="28"/>$userLocation=$user-&gt;getLocations()-&gt;toArray();</text:p>
      <text:p text:style-name="P1"><text:s text:c="28"/>$userBranch=$user-&gt;getLocations()-&gt;getBranches()</text:p>
      <text:p text:style-name="Standard"/>
      <text:p text:style-name="Standard"><text:s text:c="16"/>=&gt;<text:span text:style-name="T1">Joining Related Records</text:span></text:p>
      <text:p text:style-name="Standard"><text:s text:c="20"/>Query example</text:p>
      <text:p text:style-name="Standard"/>
      <text:p text:style-name="Standard"><text:s text:c="19"/><text:span text:style-name="T1"><text:s/>$entityManager = $this-&gt;getEntityManager();</text:span></text:p>
      <text:p text:style-name="P1"/>
      <text:p text:style-name="P1"><text:s text:c="20"/>$query = $entityManager-&gt;createQuery(</text:p>
      <text:p text:style-name="P1"><text:s text:c="24"/>'SELECT p, c</text:p>
      <text:p text:style-name="P1"><text:s text:c="24"/>FROM App\Entity\Product p</text:p>
      <text:p text:style-name="P1"><text:s text:c="24"/>INNER JOIN p.category c</text:p>
      <text:p text:style-name="P1"><text:s text:c="24"/>WHERE p.id = :id'</text:p>
      <text:p text:style-name="P1"><text:s text:c="20"/>)-&gt;setParameter('id', $productId);</text:p>
      <text:p text:style-name="P1"/>
      <text:p text:style-name="P1"><text:s text:c="20"/>return $query-&gt;getOneOrNullResult();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8"/>=&gt;<text:span text:style-name="T1">Association Mapping</text:span></text:p>
      <text:p text:style-name="Standard"/>
      <text:p text:style-name="Standard"><text:s text:c="12"/>=&gt;A reference to a single object is represented by a foreign key.</text:p>
      <text:p text:style-name="Standard"><text:s text:c="12"/>=&gt;A collection of objects is represented by many foreign keys pointing to the object holding <text:tab/>the collection</text:p>
      <text:p text:style-name="Standard"><text:s text:c="12"/>=&gt;One tip for working with relations is to read the relation from left to right, where the left <text:tab/>word refers to the current Entity</text:p>
      <text:p text:style-name="Standard"/>
      <text:p text:style-name="Standard"><text:s text:c="12"/>=&gt;<text:span text:style-name="T1">OneToMany - One instance of the current Entity has Many instances (references) to the referred Entity.</text:span></text:p>
      <text:p text:style-name="P1"><text:s text:c="12"/>=&gt;ManyToOne - Many instances of the current Entity refer to One instance of the referred Entity.</text:p>
      <text:p text:style-name="P1"><text:s text:c="12"/>=&gt;OneToOne - One instance of the current Entity refers to One instance of the referred Entity.</text:p>
      <text:p text:style-name="Standard"/>
      <text:p text:style-name="Standard"><text:s text:c="16"/>=<text:span text:style-name="T1">&gt;Many-To-One, Unidirectional</text:span></text:p>
      <text:p text:style-name="Standard"><text:s text:c="20"/>=&gt;A many-to-one association is the most common association between objects. <text:tab/><text:tab/>Example: Many Users have One Address:</text:p>
      <text:p text:style-name="Standard"/>
      <text:p text:style-name="Standard"><text:s text:c="20"/>Example</text:p>
      <text:p text:style-name="Standard"><text:s text:c="21"/>#[ManyToOne(targetEntity: Address::class)]</text:p>
      <text:p text:style-name="Standard"><text:s text:c="19"/><text:span text:style-name="T1"><text:s/>#[JoinColumn(name: 'address_id', referencedColumnName: 'id')]</text:span></text:p>
      <text:p text:style-name="Standard"><text:s text:c="20"/>private Address|null $address = null;</text:p>
      <text:p text:style-name="Standard"/>
      <text:p text:style-name="Standard"><text:s text:c="16"/>=&gt;<text:span text:style-name="T1">One-To-One, Unidirectional</text:span></text:p>
      <text:p text:style-name="Standard"/>
      <text:p text:style-name="Standard"><text:s text:c="20"/>=&gt;Here is an example of a one-to-one association with a Product entity that references one Shipment entity.</text:p>
      <text:p text:style-name="Standard"><text:s text:c="20"/>Example</text:p>
      <text:p text:style-name="Standard"><text:soft-page-break/><text:s text:c="20"/>#[OneToOne(targetEntity: Shipment::class)]</text:p>
      <text:p text:style-name="Standard"><text:s text:c="19"/><text:span text:style-name="T1"><text:s/>#[JoinColumn(name: 'shipment_id', referencedColumnName: 'id')]</text:span></text:p>
      <text:p text:style-name="Standard"><text:s text:c="20"/>private Shipment|null $shipment = null;</text:p>
      <text:p text:style-name="Standard"/>
      <text:p text:style-name="Standard"/>
      <text:p text:style-name="Standard"><text:s text:c="16"/>=&gt;<text:span text:style-name="T1">One-To-One, Bidirectional</text:span></text:p>
      <text:p text:style-name="Standard"/>
      <text:p text:style-name="Standard"><text:s text:c="20"/>=&gt;Here we see the mappedBy and inversedBy attributes for the first time. They are used to tell Doctrine which property on the other side refers to the object.</text:p>
      <text:p text:style-name="Standard"/>
      <text:p text:style-name="Standard"><text:s text:c="24"/>1)class Customer</text:p>
      <text:p text:style-name="Standard"/>
      <text:p text:style-name="Standard"><text:s text:c="24"/><text:span text:style-name="T1"><text:s/>#[OneToOne(targetEntity: Cart::class, mappedBy: 'customer')]</text:span></text:p>
      <text:p text:style-name="Standard"/>
      <text:p text:style-name="Standard"><text:s text:c="25"/>2) class Cart</text:p>
      <text:p text:style-name="Standard"><text:s text:c="24"/><text:span text:style-name="T1"><text:s text:c="4"/>#[OneToOne(targetEntity: Customer::class, inversedBy: 'cart')]</text:span></text:p>
      <text:p text:style-name="Standard"><text:s text:c="28"/>#[JoinColumn(name: 'customer_id', referencedColumnName: 'id')]</text:p>
      <text:p text:style-name="Standard"><text:s text:c="28"/>private Customer|null $customer = null;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6"/>=&gt;One-To-One, Self-referencing</text:p>
      <text:p text:style-name="Standard"/>
      <text:p text:style-name="Standard"><text:s text:c="24"/>You can define a self-referencing one-to-one relationships like below.</text:p>
      <text:p text:style-name="Standard"/>
      <text:p text:style-name="Standard"><text:s text:c="24"/><text:span text:style-name="T1">#[OneToOne(targetEntity: Student::class)]</text:span></text:p>
      <text:p text:style-name="Standard"><text:s text:c="24"/>#[JoinColumn(name: 'mentor_id', referencedColumnName: 'id')]</text:p>
      <text:p text:style-name="Standard"><text:s text:c="24"/>private Student|null $mentor = null;</text:p>
      <text:p text:style-name="Standard"/>
      <text:p text:style-name="Standard"><text:s text:c="16"/>=&gt;<text:span text:style-name="T1">One-To-Many, Bidirectional</text:span></text:p>
      <text:p text:style-name="Standard"/>
      <text:p text:style-name="Standard"><text:s text:c="20"/>This bidirectional mapping requires the mappedBy attribute on the one side and the inversedBy attribute on the many side.</text:p>
      <text:p text:style-name="Standard"><text:s text:c="20"/>1)Product</text:p>
      <text:p text:style-name="Standard"/>
      <text:p text:style-name="Standard"><text:s text:c="19"/><text:span text:style-name="T1"><text:s text:c="3"/>#[OneToMany(targetEntity: Feature::class, mappedBy: 'product')]</text:span></text:p>
      <text:p text:style-name="Standard"/>
      <text:p text:style-name="Standard"><text:s text:c="20"/>2) Feature</text:p>
      <text:p text:style-name="Standard"/>
      <text:p text:style-name="Standard"><text:s text:c="24"/><text:span text:style-name="T1">#[ManyToOne(targetEntity: Product::class, inversedBy: 'features')]</text:span></text:p>
      <text:p text:style-name="Standard"><text:s text:c="24"/>#[JoinColumn(name: 'product_id', referencedColumnName: 'id')]</text:p>
      <text:p text:style-name="Standard"/>
      <text:p text:style-name="Standard"><text:s text:c="16"/>=&gt;One-To-Many, Unidirectional with Join Table</text:p>
      <text:p text:style-name="Standard"/>
      <text:p text:style-name="Standard"><text:s text:c="20"/>=&gt;A unidirectional one-to-many association can be mapped through a join table.</text:p>
      <text:p text:style-name="Standard"/>
      <text:p text:style-name="Standard"><text:s text:c="21"/><text:span text:style-name="T1">#[JoinTable(name: 'users_phonenumbers')]</text:span></text:p>
      <text:p text:style-name="P1"><text:s text:c="20"/>#[JoinColumn(name: 'user_id', referencedColumnName: 'id')]</text:p>
      <text:p text:style-name="P1"/>
      <text:p text:style-name="P1"><text:soft-page-break/><text:s text:c="20"/>#[InverseJoinColumn(name: 'phonenumber_id', referencedColumnName: 'id', unique: true)]</text:p>
      <text:p text:style-name="Standard"/>
      <text:p text:style-name="Standard"><text:s text:c="20"/>#[ManyToMany(targetEntity: 'Phonenumber')]</text:p>
      <text:p text:style-name="Standard"/>
      <text:p text:style-name="Standard"/>
      <text:p text:style-name="Standard"><text:s text:c="16"/>=&gt;One-To-Many, Self-referencing</text:p>
      <text:p text:style-name="Standard"/>
      <text:p text:style-name="Standard"><text:s text:c="20"/>=&gt;You can also setup a one-to-many association that is self-referencing.</text:p>
      <text:p text:style-name="Standard"/>
      <text:p text:style-name="Standard"><text:s text:c="24"/>/** Many Categories have One Category. */</text:p>
      <text:p text:style-name="Standard"><text:s text:c="24"/>#[ManyToOne(targetEntity: Category::class, inversedBy: 'children')]</text:p>
      <text:p text:style-name="Standard"><text:s text:c="24"/>#[JoinColumn(name: 'parent_id', referencedColumnName: 'id')]</text:p>
      <text:p text:style-name="Standard"><text:s text:c="25"/>private Category|null $parent = null;</text:p>
      <text:p text:style-name="Standard"/>
      <text:p text:style-name="Standard"><text:s text:c="13"/>=&gt;<text:span text:style-name="T1">Many-To-Many, Unidirectional</text:span></text:p>
      <text:p text:style-name="Standard"><text:s text:c="16"/>=&gt;Real many-to-many associations are less common.</text:p>
      <text:p text:style-name="Standard"><text:s text:c="16"/>=&gt;</text:p>
      <text:p text:style-name="Standard"><text:s text:c="20"/>#[JoinTable(name: 'users_groups')]</text:p>
      <text:p text:style-name="Standard"><text:s text:c="20"/>#[JoinColumn(name: 'user_id', referencedColumnName: 'id')]</text:p>
      <text:p text:style-name="Standard"><text:s text:c="20"/>#[InverseJoinColumn(name: 'group_id', referencedColumnName: 'id')]</text:p>
      <text:p text:style-name="Standard"><text:s text:c="20"/>#[ManyToMany(targetEntity: Group::class)]</text:p>
      <text:p text:style-name="Standard"/>
      <text:p text:style-name="Standard"><text:s text:c="12"/>=&gt;<text:span text:style-name="T1">Many-To-Many, Bidirectional</text:span></text:p>
      <text:p text:style-name="Standard"/>
      <text:p text:style-name="Standard"><text:s text:c="20"/>Here is a similar many-to-many relationship as above except this one is bidirectional.</text:p>
      <text:p text:style-name="Standard"><text:s text:c="20"/>1)user</text:p>
      <text:p text:style-name="Standard"/>
      <text:p text:style-name="Standard"><text:s text:c="20"/>#[ManyToMany(targetEntity: Group::class, inversedBy: 'users')]</text:p>
      <text:p text:style-name="Standard"><text:s text:c="20"/>#[JoinTable(name: 'users_groups')]</text:p>
      <text:p text:style-name="Standard"><text:s text:c="21"/>private Collection $groups;</text:p>
      <text:p text:style-name="Standard"/>
      <text:p text:style-name="Standard"><text:s text:c="16"/>2) Group</text:p>
      <text:p text:style-name="Standard"/>
      <text:p text:style-name="Standard"><text:s text:c="21"/>#[ManyToMany(targetEntity: User::class, mappedBy: 'groups')]</text:p>
      <text:p text:style-name="Standard"><text:s text:c="22"/>private Collection $users;</text:p>
      <text:p text:style-name="Standard"/>
      <text:p text:style-name="Standard"><text:s text:c="11"/>=&gt;<text:span text:style-name="T1">Many-To-Many, Self-referencing</text:span></text:p>
      <text:p text:style-name="Standard"><text:s text:c="16"/>=You can even have a self-referencing many-to-many association. A common scenario is where a User has friends and the target entity of that relationship is a User so it is self referencing</text:p>
      <text:p text:style-name="Standard"/>
      <text:p text:style-name="Standard"><text:s text:c="16"/>Example</text:p>
      <text:p text:style-name="Standard"/>
      <text:p text:style-name="Standard"><text:s text:c="16"/>#[ManyToMany(targetEntity: User::class, mappedBy: 'myFriends')]</text:p>
      <text:p text:style-name="Standard"><text:s text:c="16"/>private Collection $friendsWithMe;</text:p>
      <text:p text:style-name="Standard"/>
      <text:p text:style-name="Standard"><text:s text:c="16"/>#[JoinTable(name: 'friends')]</text:p>
      <text:p text:style-name="Standard"><text:s text:c="16"/>#[JoinColumn(name: 'user_id', referencedColumnName: 'id')]</text:p>
      <text:p text:style-name="Standard"><text:s text:c="16"/>#[InverseJoinColumn(name: 'friend_user_id', referencedColumnName: 'id')]</text:p>
      <text:p text:style-name="Standard"><text:s text:c="16"/>#[ManyToMany(targetEntity: 'User', inversedBy: 'friendsWithMe')]</text:p>
      <text:p text:style-name="Standard"><text:s text:c="16"/>private Collection $myFriends;</text:p>
      <text:p text:style-name="Standard"/>
      <text:p text:style-name="Standard"><text:soft-page-break/></text:p>
      <text:p text:style-name="Standard"><text:s text:c="12"/><text:span text:style-name="T1">Join example</text:span></text:p>
      <text:p text:style-name="Standard"><text:s text:c="16"/>1)<text:span text:style-name="T1"> left join</text:span></text:p>
      <text:p text:style-name="Standard"/>
      <text:p text:style-name="Standard"><text:s text:c="20"/>$query = $this-&gt;createQueryBuilder('u')</text:p>
      <text:p text:style-name="Standard"><text:s text:c="20"/>-&gt;addSelect('b','task') // to make Doctrine actually use the join</text:p>
      <text:p text:style-name="Standard"><text:s text:c="19"/><text:span text:style-name="T1"><text:s/>-&gt;leftJoin('u.branches', 'b')</text:span></text:p>
      <text:p text:style-name="P1"><text:s text:c="20"/>-&gt;leftJoin('u.usersWorks', 'task')</text:p>
      <text:p text:style-name="Standard"><text:s text:c="20"/>-&gt;where('u.id = :parameter')</text:p>
      <text:p text:style-name="Standard"><text:s text:c="20"/>-&gt;setParameter('parameter', $parameter)</text:p>
      <text:p text:style-name="Standard"><text:s text:c="20"/>-&gt;getQuery(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6"/>2)get condition base on query</text:p>
      <text:p text:style-name="Standard"><text:s text:c="20"/>public function findOneByIdJoinedToUser($userId): ?array</text:p>
      <text:p text:style-name="Standard"><text:s text:c="20"/>{</text:p>
      <text:p text:style-name="Standard"><text:s text:c="24"/>return $this-&gt;createQueryBuilder('u')</text:p>
      <text:p text:style-name="Standard"><text:s text:c="28"/><text:span text:style-name="T1">-&gt;andWhere('u.id = :id')</text:span></text:p>
      <text:p text:style-name="P1"><text:s text:c="28"/>-&gt;setParameter('id', $userId)</text:p>
      <text:p text:style-name="Standard"><text:s text:c="28"/>-&gt;orderBy('u.id', 'ASC')</text:p>
      <text:p text:style-name="Standard"><text:s text:c="28"/>-&gt;setMaxResults(10)</text:p>
      <text:p text:style-name="Standard"><text:s text:c="28"/>-&gt;getQuery()</text:p>
      <text:p text:style-name="Standard"><text:s text:c="28"/>-&gt;getResult()</text:p>
      <text:p text:style-name="Standard"><text:s text:c="24"/>;</text:p>
      <text:p text:style-name="Standard"><text:s text:c="20"/>}</text:p>
      <text:p text:style-name="Standard"/>
      <text:p text:style-name="Standard"><text:s text:c="16"/>3)Get All user list</text:p>
      <text:p text:style-name="Standard"/>
      <text:p text:style-name="Standard"><text:s text:c="20"/>public function getcreateQuery(): ?array</text:p>
      <text:p text:style-name="Standard"><text:s text:c="20"/>{</text:p>
      <text:p text:style-name="Standard"><text:s text:c="24"/><text:span text:style-name="T1">$query= $this-&gt;createQueryBuilder('u')</text:span></text:p>
      <text:p text:style-name="P1"><text:s text:c="28"/>-&gt;getQuery()</text:p>
      <text:p text:style-name="P1"><text:s text:c="24"/>;</text:p>
      <text:p text:style-name="P1"/>
      <text:p text:style-name="P1"><text:s text:c="24"/>return $query-&gt;getResult();</text:p>
      <text:p text:style-name="Standard"><text:s text:c="24"/>;</text:p>
      <text:p text:style-name="Standard"><text:s text:c="20"/>}</text:p>
      <text:p text:style-name="Standard"/>
      <text:p text:style-name="Standard"/>
      <text:p text:style-name="Standard"><text:s text:c="15"/>4) Normal sql query</text:p>
      <text:p text:style-name="Standard"><text:s text:c="15"/>public function findAllUserSql(int $id): array</text:p>
      <text:p text:style-name="Standard"><text:soft-page-break/><text:s text:c="16"/>{</text:p>
      <text:p text:style-name="Standard"><text:s text:c="20"/>$conn = $this-&gt;getEntityManager()-&gt;getConnection();</text:p>
      <text:p text:style-name="Standard"/>
      <text:p text:style-name="Standard"><text:s text:c="20"/>$sql = '</text:p>
      <text:p text:style-name="Standard"><text:s text:c="24"/>SELECT * FROM user u</text:p>
      <text:p text:style-name="Standard"><text:s text:c="24"/>WHERE u.id &gt; :id</text:p>
      <text:p text:style-name="Standard"><text:s text:c="24"/>ORDER BY u.name ASC</text:p>
      <text:p text:style-name="Standard"><text:s text:c="24"/>';</text:p>
      <text:p text:style-name="Standard"><text:s text:c="20"/>$stmt = $conn-&gt;prepare($sql);</text:p>
      <text:p text:style-name="Standard"><text:s text:c="20"/>$resultSet = $stmt-&gt;executeQuery(['id' =&gt; $id]);</text:p>
      <text:p text:style-name="Standard"/>
      <text:p text:style-name="Standard"><text:s text:c="20"/>// returns an array of arrays (i.e. a raw data set)</text:p>
      <text:p text:style-name="Standard"><text:s text:c="20"/>return $resultSet-&gt;fetchAllAssociative();</text:p>
      <text:p text:style-name="Standard"><text:s text:c="16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6"/>5)And where condition</text:p>
      <text:p text:style-name="Standard"><text:s text:c="21"/>public function findOneByIdleftJoinedToBranch($userId): ?array</text:p>
      <text:p text:style-name="Standard"><text:s text:c="16"/>{</text:p>
      <text:p text:style-name="Standard"><text:s text:c="24"/>return $this-&gt;createQueryBuilder('bb')</text:p>
      <text:p text:style-name="Standard"><text:s text:c="24"/>-&gt;from(Branch::class, 'b')</text:p>
      <text:p text:style-name="Standard"><text:s text:c="24"/>-&gt;leftJoin('b.user', 'u')</text:p>
      <text:p text:style-name="Standard"><text:s text:c="24"/><text:span text:style-name="T1">-&gt;andWhere('b.user = :id')</text:span></text:p>
      <text:p text:style-name="Standard"><text:s text:c="24"/>-&gt;setParameter('id', $userId)</text:p>
      <text:p text:style-name="Standard"><text:s text:c="24"/>-&gt;orderBy('b.id', 'ASC')</text:p>
      <text:p text:style-name="Standard"><text:s text:c="24"/>-&gt;setMaxResults(10)</text:p>
      <text:p text:style-name="Standard"><text:s text:c="24"/>-&gt;getQuery()</text:p>
      <text:p text:style-name="Standard"><text:s text:c="24"/>-&gt;getResult()</text:p>
      <text:p text:style-name="Standard"><text:s text:c="20"/>;</text:p>
      <text:p text:style-name="Standard"><text:s text:c="16"/>}</text:p>
      <text:p text:style-name="Standard"/>
      <text:p text:style-name="Standard"/>
      <text:p text:style-name="Standard"><text:s text:c="16"/>6) sql fixed loop query</text:p>
      <text:p text:style-name="Standard"><text:s text:c="21"/>public function saveBranch($branch,int $userId,$status): ? array</text:p>
      <text:p text:style-name="Standard"><text:s text:c="20"/>{</text:p>
      <text:p text:style-name="Standard"/>
      <text:p text:style-name="Standard"/>
      <text:p text:style-name="Standard"/>
      <text:p text:style-name="Standard"/>
      <text:p text:style-name="Standard"><text:s text:c="24"/>$conn = $this-&gt;getEntityManager()-&gt;getConnection();</text:p>
      <text:p text:style-name="Standard"/>
      <text:p text:style-name="Standard"><text:s text:c="24"/>foreach($branch as $name)</text:p>
      <text:p text:style-name="Standard"><text:s text:c="24"/>{</text:p>
      <text:p text:style-name="Standard"><text:s text:c="28"/>$sql = "INSERT INTO branch (user_id, name, status)</text:p>
      <text:p text:style-name="Standard"><text:s text:c="36"/>VALUES ('$userId', '$name', '$status')</text:p>
      <text:p text:style-name="Standard"><text:soft-page-break/><text:s text:c="36"/>";</text:p>
      <text:p text:style-name="Standard"><text:s text:c="28"/>$stmt = $conn-&gt;prepare($sql);</text:p>
      <text:p text:style-name="Standard"><text:s text:c="28"/>$resultSet = $stmt-&gt;executeQuery();</text:p>
      <text:p text:style-name="Standard"><text:s text:c="24"/>}</text:p>
      <text:p text:style-name="Standard"><text:s text:c="24"/>return ['status'=&gt;1,'message'=&gt;'Branch Value is store'];</text:p>
      <text:p text:style-name="Standard"/>
      <text:p text:style-name="Standard"><text:s text:c="20"/>}</text:p>
      <text:p text:style-name="Standard"/>
      <text:p text:style-name="Standard"/>
      <text:p text:style-name="Standard"><text:s text:c="20"/>7) make direct left join in query</text:p>
      <text:p text:style-name="Standard"/>
      <text:p text:style-name="Standard"><text:s text:c="24"/>$this-&gt;createQueryBuilder('genus')</text:p>
      <text:p text:style-name="Standard"><text:s text:c="24"/>// ...</text:p>
      <text:p text:style-name="Standard"><text:s text:c="22"/><text:span text:style-name="T1"><text:s text:c="2"/>-&gt;leftJoin(</text:span></text:p>
      <text:p text:style-name="P1"><text:s text:c="28"/>'AppBundle:GenusNote',</text:p>
      <text:p text:style-name="P1"><text:s text:c="28"/>'genus_note',</text:p>
      <text:p text:style-name="P1"><text:s text:c="28"/>\Doctrine\ORM\Query\Expr\Join::WITH,</text:p>
      <text:p text:style-name="P1"><text:s text:c="28"/>'genus = genus_note.genus'</text:p>
      <text:p text:style-name="P1"><text:s text:c="24"/>)</text:p>
      <text:p text:style-name="Standard"><text:s text:c="24"/>return $this-&gt;createQueryBuilder('genus')</text:p>
      <text:p text:style-name="Standard"/>
      <text:p text:style-name="Standard"/>
      <text:p text:style-name="Standard"/>
      <text:p text:style-name="Standard"/>
      <text:p text:style-name="Standard"><text:s text:c="18"/>8) Set parameter</text:p>
      <text:p text:style-name="Standard"/>
      <text:p text:style-name="Standard"><text:s text:c="20"/>-&gt;andWhere('genus.isPublished = :isPublished')</text:p>
      <text:p text:style-name="Standard"><text:s text:c="17"/><text:span text:style-name="T1"><text:s text:c="3"/>-&gt;setParameter('isPublished', true)</text:span></text:p>
      <text:p text:style-name="P1"><text:s text:c="20"/>-&gt;leftJoin('genus.notes', 'genus_note')</text:p>
      <text:p text:style-name="Standard"><text:s text:c="20"/>-&gt;orderBy('genus_note.createdAt', 'DESC')</text:p>
      <text:p text:style-name="Standard"><text:s text:c="20"/>-&gt;getQuery()</text:p>
      <text:p text:style-name="Standard"><text:s text:c="20"/>-&gt;execute();</text:p>
      <text:p text:style-name="Standard"/>
      <text:p text:style-name="Standard"/>
      <text:p text:style-name="Standard"><text:s text:c="12"/>=&gt;Symfony, entity vs repository</text:p>
      <text:p text:style-name="Standard"><text:s text:c="17"/>The Entity class and when it should be inside the Repository...</text:p>
      <text:p text:style-name="Standard"/>
      <text:p text:style-name="Standard"><text:s text:c="17"/>Example</text:p>
      <text:p text:style-name="Standard"><text:s text:c="20"/>=&gt;Entity: a data structure. Almost never has a meaningful method that is not an accessor.</text:p>
      <text:p text:style-name="Standard"><text:s text:c="20"/>=&gt;Repository: The only part that interacts with a DB. You use the default ones in most cases but do need one if you have some special queries.</text:p>
      <text:p text:style-name="Standard"><text:s text:c="20"/>=&gt;Services: where the business logic lives. Have a lot of them. Make them use other services and repositories</text:p>
      <text:p text:style-name="Standard"/>
      <text:p text:style-name="Standard"><text:s text:c="16"/>=&gt;<text:span text:style-name="T1">Entity</text:span></text:p>
      <text:p text:style-name="P1"/>
      <text:p text:style-name="P1"><text:s text:c="18"/>$user-&gt;logLogin()</text:p>
      <text:p text:style-name="Standard"/>
      <text:p text:style-name="Standard"><text:s text:c="16"/>=&gt;<text:span text:style-name="T1">Repository</text:span></text:p>
      <text:p text:style-name="P1"/>
      <text:p text:style-name="P1"><text:s text:c="20"/>$this-&gt;userRepository-&gt;logLogin($user);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) <text:span text:style-name="T1">form event valiadtion</text:span></text:p>
      <text:p text:style-name="Standard"><text:tab/><text:span text:style-name="T4">form event valiation i smake inside the form event <text:s/>but when i try to run this form sample it not given error messgae </text:span></text:p>
      <text:p text:style-name="Standard"><text:tab/><text:span text:style-name="T4">it not effect the form</text:span></text:p>
      <text:p text:style-name="Standard"><text:tab/><text:span text:style-name="T4">=&gt;it process next</text:span></text:p>
      <text:p text:style-name="Standard"><text:tab/><text:span text:style-name="T4">=&gt;with balm data</text:span></text:p>
      <text:p text:style-name="Standard"><text:tab/><text:span text:style-name="T4">=&gt;and validationis not call</text:span></text:p>
      <text:p text:style-name="P3"><text:tab/>=&gt;example</text:p>
      <text:p text:style-name="P3"><text:tab/>=&gt;for event form</text:p>
      <text:p text:style-name="P3"><text:tab/>=&gt;vailiation </text:p>
      <text:p text:style-name="P3"><text:tab/>=&gt;sample</text:p>
      <text:p text:style-name="P3"><text:tab/>Set eventlisteter in form</text:p>
      <text:p text:style-name="P3"><text:tab/> </text:p>
      <text:p text:style-name="P3"><text:tab/>-&gt;addEventListener(</text:p>
      <text:p text:style-name="P3"><text:s text:c="16"/>FormEvents::PRE_SET_DATA,</text:p>
      <text:p text:style-name="P3"><text:s text:c="16"/>[$this, 'onPreSetData']</text:p>
      <text:p text:style-name="P3"><text:s text:c="12"/>)</text:p>
      <text:p text:style-name="P3"><text:tab/>methosd <text:span text:style-name="T6">created and call this method below</text:span></text:p>
      <text:p text:style-name="P3"/>
      <text:p text:style-name="P3"/>
      <text:p text:style-name="P3"/>
      <text:p text:style-name="P3">public function onPreSubmit(FormEvent $event): void</text:p>
      <text:p text:style-name="P3"><text:s text:c="4"/>{</text:p>
      <text:p text:style-name="P3"><text:s text:c="12"/>$form = $event-&gt;getForm();</text:p>
      <text:p text:style-name="P3"><text:s text:c="12"/>$formdata=$event-&gt;getData();</text:p>
      <text:p text:style-name="P3"><text:s text:c="12"/>$taskname=$formdata['taskname']; <text:s/></text:p>
      <text:p text:style-name="P3"><text:s text:c="12"/>$startdate=$formdata['startdate']; <text:s/></text:p>
      <text:p text:style-name="P3"><text:s text:c="12"/>$enddate=$formdata['enddate']; <text:s/></text:p>
      <text:p text:style-name="P3"><text:s text:c="12"/></text:p>
      <text:p text:style-name="P3"><text:s text:c="12"/>if(empty($taskname) and $taskname==null){ <text:s text:c="2"/></text:p>
      <text:p text:style-name="P3"><text:s text:c="16"/></text:p>
      <text:p text:style-name="P3"><text:s text:c="16"/>$form-&gt;get('taskname')-&gt;addError(new FormError('form_error_type_already_exist'));</text:p>
      <text:p text:style-name="P3"><text:s text:c="12"/>}</text:p>
      <text:p text:style-name="P3"><text:s text:c="12"/>if ($enddate &lt; $startdate or $startdate == $enddate ) {</text:p>
      <text:p text:style-name="P3"><text:s text:c="15"/></text:p>
      <text:p text:style-name="P3"><text:s text:c="16"/>$form-&gt;get('enddate')-&gt;addError(new FormError('end <text:s/>date is not less then start date '));</text:p>
      <text:p text:style-name="P3"><text:s text:c="12"/>} </text:p>
      <text:p text:style-name="P3"><text:s text:c="12"/></text:p>
      <text:p text:style-name="P3"><text:s text:c="8"/>// ...</text:p>
      <text:p text:style-name="P3"><text:s text:c="4"/>}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4) <text:span text:style-name="T1">Convert row qury to Doctrain query builder</text:span></text:p>
      <text:p text:style-name="Standard"/>
      <text:p text:style-name="Standard"><text:s text:c="8"/>=&gt;Done</text:p>
      <text:p text:style-name="Standard"/>
      <text:p text:style-name="Standard">5) <text:span text:style-name="T1">Date range in form event for valition example</text:span></text:p>
      <text:p text:style-name="Standard"/>
      <text:p text:style-name="Standard"><text:s text:c="8"/>=&gt; i have make the condition in form event</text:p>
      <text:p text:style-name="Standard"><text:s text:c="8"/>=&gt; but i ma not able to return in form back</text:p>
      <text:p text:style-name="Standard"><text:s text:c="8"/>=&gt;example</text:p>
      <text:p text:style-name="Standard"><text:s text:c="12"/>$taskname=$formdata['taskname'];</text:p>
      <text:p text:style-name="Standard"><text:s text:c="12"/>$startdate=$formdata['startdate'];</text:p>
      <text:p text:style-name="Standard"><text:s text:c="12"/>$enddate=$formdata['enddate'];</text:p>
      <text:p text:style-name="Standard"/>
      <text:p text:style-name="Standard"><text:s text:c="12"/>if ($enddate &lt; $startdate or $startdate == $enddate ) {</text:p>
      <text:p text:style-name="Standard"/>
      <text:p text:style-name="Standard"><text:s text:c="16"/>$form-&gt;get('enddate')-&gt;addError(new FormError('end <text:s/>date is not less then start date '));</text:p>
      <text:p text:style-name="Standard"><text:s text:c="12"/>}</text:p>
      <text:p text:style-name="Standard"/>
      <text:p text:style-name="Standard"/>
      <text:p text:style-name="Standard">6) <text:span text:style-name="T1">Possible Query condition Example</text:span></text:p>
      <text:p text:style-name="Standard"/>
      <text:p text:style-name="Standard"><text:s text:c="4"/>=&gt;When you query for a particular type of object, you always use what's known as its "repository"</text:p>
      <text:p text:style-name="Standard"><text:s text:c="4"/>=&gt;Once you have a repository object, you have many helper methods:</text:p>
      <text:p text:style-name="Standard"><text:s text:c="8"/>Example</text:p>
      <text:p text:style-name="Standard"/>
      <text:p text:style-name="Standard"/>
      <text:p text:style-name="Standard"><text:s text:c="8"/>#[Route('/query_helper', name: 'query_helper')]</text:p>
      <text:p text:style-name="Standard"><text:s text:c="8"/>public function query_helper(UserRepository $userRepositorym,ManagerRegistry $doctrine): <text:tab/>Response</text:p>
      <text:p text:style-name="Standard"><text:s text:c="8"/>{</text:p>
      <text:p text:style-name="Standard"><text:s text:c="12"/>$entityManager = $doctrine-&gt;getManager();</text:p>
      <text:p text:style-name="Standard"><text:s text:c="12"/>$User = $entityManager-&gt;getRepository(User::class);</text:p>
      <text:p text:style-name="P1"/>
      <text:p text:style-name="P1"><text:s text:c="12"/>//FindAll user</text:p>
      <text:p text:style-name="P1"><text:s text:c="12"/>$allUser=$User-&gt;findAll();</text:p>
      <text:p text:style-name="Standard"/>
      <text:p text:style-name="Standard"><text:s text:c="11"/><text:span text:style-name="T1"><text:s/>// look for a single </text:span><text:span text:style-name="T2">user </text:span><text:span text:style-name="T1"><text:s/>by its primary key (usually "id")</text:span></text:p>
      <text:p text:style-name="P1"><text:s text:c="12"/>$idBaseUser=$User-&gt;find(2);</text:p>
      <text:p text:style-name="Standard"/>
      <text:p text:style-name="Standard"><text:s text:c="12"/>/<text:span text:style-name="T1">/// look for a single User by name</text:span></text:p>
      <text:p text:style-name="P1"><text:s text:c="12"/>$nameBaseUser=$User-&gt;findOneBy(['name'=&gt;'DSFSDF']);</text:p>
      <text:p text:style-name="Standard"/>
      <text:p text:style-name="Standard"><text:s text:c="12"/>///<text:span text:style-name="T1">/ or find by name and status two conidition</text:span></text:p>
      <text:p text:style-name="P1"/>
      <text:p text:style-name="P1"><text:s text:c="12"/>$nameandStatusBaseUser=$User-&gt;findOneBy(['name'=&gt;'DSFSDF','status'=&gt;1]);</text:p>
      <text:p text:style-name="Standard"/>
      <text:p text:style-name="Standard"/>
      <text:p text:style-name="Standard"><text:s text:c="12"/><text:span text:style-name="T1">//// look for multiple user objects matching the name, ordered by status</text:span></text:p>
      <text:p text:style-name="P1"><text:soft-page-break/><text:s text:c="12"/>$likeBaseUser=$User-&gt;findBy(['name'=&gt;'vipul_Dev','status'=&gt;1]);</text:p>
      <text:p text:style-name="Standard"/>
      <text:p text:style-name="Standard"><text:s text:c="12"/>echo '&lt;a href="../../user_index"&gt;Back&lt;/a&gt;';</text:p>
      <text:p text:style-name="Standard"><text:s text:c="12"/>echo "&lt;br&gt;";</text:p>
      <text:p text:style-name="Standard"/>
      <text:p text:style-name="Standard"><text:s text:c="12"/>dd($allUser,$idBaseUser,$nameBaseUser,$nameandStatusBaseUser,$likeBaseUser);</text:p>
      <text:p text:style-name="Standard"><text:s text:c="8"/>}</text:p>
      <text:p text:style-name="Standard"/>
      <text:p text:style-name="Standard"><text:s text:c="7"/><text:span text:style-name="T1"><text:s/>1)$allUser=$User-&gt;findAll();</text:span></text:p>
      <text:p text:style-name="P1"><text:s text:c="8"/>2)$idBaseUser=$User-&gt;find(2);</text:p>
      <text:p text:style-name="P1"><text:s text:c="8"/>3)$nameBaseUser=$User-&gt;findOneBy(['name'=&gt;'DSFSDF']);</text:p>
      <text:p text:style-name="P1"><text:s text:c="8"/>4)$nameandStatusBaseUser=$User-&gt;findOneBy(['name'=&gt;'DSFSDF','status'=&gt;1]);</text:p>
      <text:p text:style-name="P1"><text:s text:c="8"/>5)$likeBaseUser=$User-&gt;findBy(['name'=&gt;'vipul_Dev','status'=&gt;1]);</text:p>
      <text:p text:style-name="P1"/>
      <text:p text:style-name="Standard"/>
      <text:p text:style-name="P1"/>
      <text:p text:style-name="P1">7) Bundle example</text:p>
      <text:p text:style-name="P1"/>
      <text:p text:style-name="Standard"><text:s text:c="4"/>=&gt;Create new bandel name is Acmem in<text:span text:style-name="T5">s</text:span>ide the src folder and make the Bundle file to extands Bundle</text:p>
      <text:p text:style-name="Standard"><text:s text:c="4"/>=&gt;register this Bundle inside the root project of bundles.php file</text:p>
      <text:p text:style-name="Standard"/>
      <text:p text:style-name="Standard"><text:s text:c="8"/>App\Acme\TestBundle\AcmeTestBundle::class =&gt; ['all' =&gt; true],</text:p>
      <text:p text:style-name="Standard"/>
      <text:p text:style-name="Standard"><text:s text:c="4"/>=&gt;create folder inside the Acme to config,src/controller,services,Resources etc</text:p>
      <text:p text:style-name="Standard"><text:s text:c="4"/>=&gt;make route file and service yaml file</text:p>
      <text:p text:style-name="Standard"><text:s text:c="4"/>now need to config this file path</text:p>
      <text:p text:style-name="Standard"><text:s text:c="4"/>=&gt;nbow how to set file base of bundles folder</text:p>
      <text:p text:style-name="Standard"><text:s text:c="4"/>=&gt;not working <text:s/>php bin/console generate:bundle --namespace = Acme/TestBundle</text:p>
      <text:p text:style-name="Standard"><text:s text:c="4"/>=&gt; how to define this bundle working</text:p>
      <text:p text:style-name="Standard"><text:s text:c="4"/>=&gt;i need to call the main rotutre and controler file like defaultController</text:p>
      <text:p text:style-name="Standard"/>
      <text:p text:style-name="Standard"/>
      <text:p text:style-name="Standard">8)<text:span text:style-name="T1"> Make entity Example as annotaion formate</text:span></text:p>
      <text:p text:style-name="Standard"/>
      <text:p text:style-name="Standard"><text:s text:c="8"/>=&gt;We can create the direct enetity and set this relation in php class and after make migrate <text:tab/>command to create the migration file</text:p>
      <text:p text:style-name="Standard"><text:s text:c="8"/>=&gt;after final run the command form create the table insdideh the databse</text:p>
      <text:p text:style-name="Standard"><text:s text:c="8"/>=&gt;command </text:p>
      <text:p text:style-name="Standard"/>
      <text:p text:style-name="Standard"><text:s text:c="10"/><text:span text:style-name="T1"><text:s text:c="2"/>1.php bin/console make:migration</text:span></text:p>
      <text:p text:style-name="P1"/>
      <text:p text:style-name="P1"><text:s text:c="12"/>2.php bin/console doctrine:migrations:migrate</text:p>
      <text:p text:style-name="Standard"><text:s text:c="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11"/>Example</text:p>
      <text:p text:style-name="Standard"><text:s text:c="11"/></text:p>
      <text:p text:style-name="Standard"><text:s text:c="11"/>annotaion </text:p>
      <text:p text:style-name="Standard"><text:s text:c="11"/>Category</text:p>
      <text:p text:style-name="Standard"><text:s text:c="12"/>/**</text:p>
      <text:p text:style-name="Standard"><text:s text:c="12"/>* ORM\Entity</text:p>
      <text:p text:style-name="Standard"><text:s text:c="12"/>* ORM\Table(name="categories")</text:p>
      <text:p text:style-name="Standard"><text:s text:c="12"/>*/</text:p>
      <text:p text:style-name="Standard"><text:s text:c="2"/></text:p>
      <text:p text:style-name="Standard"><text:s text:c="11"/>&lt;?php </text:p>
      <text:p text:style-name="Standard"><text:s text:c="8"/>namespace App\Enitiy;</text:p>
      <text:p text:style-name="Standard"><text:s text:c="8"/>use Doctrine\Common\Collections\ArrayCollection;</text:p>
      <text:p text:style-name="Standard"><text:s text:c="8"/>use Doctrine\ORM\Mapping as ORM;</text:p>
      <text:p text:style-name="Standard"/>
      <text:p text:style-name="Standard"><text:s text:c="8"/>/**</text:p>
      <text:p text:style-name="Standard"><text:s text:c="8"/>* ORM\Entity</text:p>
      <text:p text:style-name="Standard"><text:s text:c="8"/>* ORM\Table(name="categories")</text:p>
      <text:p text:style-name="Standard"><text:s text:c="8"/>*/</text:p>
      <text:p text:style-name="Standard"><text:s text:c="8"/>class Categories</text:p>
      <text:p text:style-name="Standard"><text:s text:c="8"/>{</text:p>
      <text:p text:style-name="Standard"><text:s text:c="12"/>/**</text:p>
      <text:p text:style-name="Standard"><text:s text:c="12"/>*@ORM\Id</text:p>
      <text:p text:style-name="Standard"><text:s text:c="12"/>*@ORM\GeneratedValue</text:p>
      <text:p text:style-name="Standard"><text:s text:c="12"/>* @ORM\Column(type="integer")</text:p>
      <text:p text:style-name="Standard"><text:s text:c="12"/>*/</text:p>
      <text:p text:style-name="Standard"><text:s text:c="12"/>private $id;</text:p>
      <text:p text:style-name="Standard"/>
      <text:p text:style-name="Standard"><text:s text:c="12"/>/**</text:p>
      <text:p text:style-name="Standard"><text:s text:c="12"/>* @ORM\Column(type="string")</text:p>
      <text:p text:style-name="Standard"><text:s text:c="12"/>*/</text:p>
      <text:p text:style-name="Standard"><text:s text:c="12"/>private $name;</text:p>
      <text:p text:style-name="Standard"/>
      <text:p text:style-name="Standard"><text:s text:c="12"/>/**</text:p>
      <text:p text:style-name="Standard"><text:s text:c="12"/>* @ORM\OneToMany('tragerEntity="Categories",mappedBy="parent")</text:p>
      <text:p text:style-name="Standard"><text:s text:c="12"/>*/</text:p>
      <text:p text:style-name="Standard"><text:s text:c="12"/>private $children;</text:p>
      <text:p text:style-name="Standard"/>
      <text:p text:style-name="Standard"><text:s text:c="12"/>/**</text:p>
      <text:p text:style-name="Standard"><text:s text:c="12"/>* @ORM\ManyToOne('tragerEntity="Categories",inversedBy="children")</text:p>
      <text:p text:style-name="Standard"><text:s text:c="12"/>* @ORM\joinColumn(name:"parent_id",referencedColumnName="id")</text:p>
      <text:p text:style-name="Standard"><text:s text:c="12"/>*/</text:p>
      <text:p text:style-name="Standard"><text:s text:c="12"/>private $parent;</text:p>
      <text:p text:style-name="Standard"/>
      <text:p text:style-name="Standard"><text:s text:c="12"/>public function __construct($name)</text:p>
      <text:p text:style-name="Standard"><text:s text:c="12"/>{</text:p>
      <text:p text:style-name="Standard"><text:s text:c="16"/>$this-&gt;children = new ArrayCollection();</text:p>
      <text:p text:style-name="Standard"><text:s text:c="16"/>$this-&gt;name=$name;</text:p>
      <text:p text:style-name="Standard"><text:s text:c="12"/>}</text:p>
      <text:p text:style-name="Standard"><text:s text:c="12"/>public function getId(): ?int</text:p>
      <text:p text:style-name="Standard"><text:soft-page-break/><text:s text:c="12"/>{</text:p>
      <text:p text:style-name="Standard"><text:s text:c="16"/>return $this-&gt;id;</text:p>
      <text:p text:style-name="Standard"><text:s text:c="12"/>}</text:p>
      <text:p text:style-name="Standard"/>
      <text:p text:style-name="Standard"><text:s text:c="12"/>public function getName()</text:p>
      <text:p text:style-name="Standard"><text:s text:c="12"/>{</text:p>
      <text:p text:style-name="Standard"><text:s text:c="16"/>return $this-&gt;name;</text:p>
      <text:p text:style-name="Standard"><text:s text:c="12"/>}</text:p>
      <text:p text:style-name="Standard"/>
      <text:p text:style-name="Standard"><text:s text:c="12"/>public function setName($name): viod</text:p>
      <text:p text:style-name="Standard"><text:s text:c="12"/>{</text:p>
      <text:p text:style-name="Standard"><text:s text:c="16"/>$this-&gt;name = $name;</text:p>
      <text:p text:style-name="Standard"/>
      <text:p text:style-name="Standard"><text:s text:c="16"/>return $this;</text:p>
      <text:p text:style-name="Standard"><text:s text:c="12"/>}</text:p>
      <text:p text:style-name="Standard"><text:s text:c="12"/>public function getchildren()</text:p>
      <text:p text:style-name="Standard"><text:s text:c="12"/>{</text:p>
      <text:p text:style-name="Standard"><text:s text:c="16"/>return $this-&gt;children;</text:p>
      <text:p text:style-name="Standard"><text:s text:c="12"/>}</text:p>
      <text:p text:style-name="Standard"><text:s text:c="12"/></text:p>
      <text:p text:style-name="Standard"><text:s text:c="12"/>public function setchildren($children): viod</text:p>
      <text:p text:style-name="Standard"><text:s text:c="12"/>{</text:p>
      <text:p text:style-name="Standard"><text:s text:c="16"/>return $this-&gt;children=$children;</text:p>
      <text:p text:style-name="Standard"/>
      <text:p text:style-name="Standard"><text:s text:c="12"/></text:p>
      <text:p text:style-name="Standard"><text:s text:c="12"/>}</text:p>
      <text:p text:style-name="Standard"><text:s text:c="12"/>public function addChild(Categories $child){</text:p>
      <text:p text:style-name="Standard"><text:s text:c="16"/>if(!$this-&gt;children-&gt;contains($child)){</text:p>
      <text:p text:style-name="Standard"><text:s text:c="20"/>$this-&gt;children[]=$child;</text:p>
      <text:p text:style-name="Standard"><text:s text:c="16"/>}</text:p>
      <text:p text:style-name="Standard"><text:s text:c="12"/>}</text:p>
      <text:p text:style-name="Standard"><text:s text:c="12"/>public function getparent()</text:p>
      <text:p text:style-name="Standard"><text:s text:c="12"/>{</text:p>
      <text:p text:style-name="Standard"><text:s text:c="16"/>return $this-&gt;parent;</text:p>
      <text:p text:style-name="Standard"><text:s text:c="12"/>}</text:p>
      <text:p text:style-name="Standard"><text:s text:c="12"/></text:p>
      <text:p text:style-name="Standard"><text:s text:c="12"/>public function setparent(Categories $parent): viod</text:p>
      <text:p text:style-name="Standard"><text:s text:c="12"/>{</text:p>
      <text:p text:style-name="Standard"><text:s text:c="16"/>$parent-&gt;addChild($this <text:s/>);</text:p>
      <text:p text:style-name="Standard"><text:s text:c="16"/>return $this-&gt;parent=$parent;</text:p>
      <text:p text:style-name="Standard"/>
      <text:p text:style-name="Standard"><text:s text:c="12"/></text:p>
      <text:p text:style-name="Standard"><text:s text:c="12"/>}</text:p>
      <text:p text:style-name="Standard"><text:s text:c="8"/>}</text:p>
      <text:p text:style-name="Standard"><text:s text:c="8"/>2)product</text:p>
      <text:p text:style-name="Standard"><text:s text:c="8"/></text:p>
      <text:p text:style-name="Standard"><text:s text:c="8"/>&lt;?php</text:p>
      <text:p text:style-name="Standard"/>
      <text:p text:style-name="Standard"><text:s text:c="16"/>namespace App\Entity;</text:p>
      <text:p text:style-name="Standard"/>
      <text:p text:style-name="Standard"><text:s text:c="16"/>use App\Repository\ProductRepository;</text:p>
      <text:p text:style-name="Standard"><text:s text:c="16"/>use Doctrine\ORM\Mapping as ORM;</text:p>
      <text:p text:style-name="Standard"><text:soft-page-break/></text:p>
      <text:p text:style-name="Standard"><text:s text:c="16"/>#[ORM\Entity(repositoryClass: ProductRepository::class)]</text:p>
      <text:p text:style-name="Standard"><text:s text:c="16"/>#[ORM\Table(name: "products")]</text:p>
      <text:p text:style-name="Standard"/>
      <text:p text:style-name="Standard"><text:s text:c="16"/>class Product</text:p>
      <text:p text:style-name="Standard"><text:s text:c="16"/>{</text:p>
      <text:p text:style-name="Standard"><text:s text:c="20"/>#[ORM\Id]</text:p>
      <text:p text:style-name="Standard"><text:s text:c="20"/>#[ORM\GeneratedValue]</text:p>
      <text:p text:style-name="Standard"><text:s text:c="20"/>#[ORM\Column]</text:p>
      <text:p text:style-name="Standard"><text:s text:c="20"/>private ?int $id = null;</text:p>
      <text:p text:style-name="Standard"/>
      <text:p text:style-name="Standard"><text:s text:c="20"/>#[ORM\Column(length: 255, nullable: true)]</text:p>
      <text:p text:style-name="Standard"><text:s text:c="20"/>private ?string $name = null;</text:p>
      <text:p text:style-name="Standard"/>
      <text:p text:style-name="Standard"><text:s text:c="20"/>#[ORM\Column(nullable: true)]</text:p>
      <text:p text:style-name="Standard"><text:s text:c="20"/>private ?bool $status = null;</text:p>
      <text:p text:style-name="Standard"/>
      <text:p text:style-name="Standard"><text:s text:c="20"/>public function getId(): ?int</text:p>
      <text:p text:style-name="Standard"><text:s text:c="20"/>{</text:p>
      <text:p text:style-name="Standard"><text:s text:c="24"/>return $this-&gt;id;</text:p>
      <text:p text:style-name="Standard"><text:s text:c="20"/>}</text:p>
      <text:p text:style-name="Standard"/>
      <text:p text:style-name="Standard"><text:s text:c="20"/>public function getName(): ?string</text:p>
      <text:p text:style-name="Standard"><text:s text:c="20"/>{</text:p>
      <text:p text:style-name="Standard"><text:s text:c="24"/>return $this-&gt;name;</text:p>
      <text:p text:style-name="Standard"><text:s text:c="20"/>}</text:p>
      <text:p text:style-name="Standard"/>
      <text:p text:style-name="Standard"><text:s text:c="20"/>public function setName(?string $name): self</text:p>
      <text:p text:style-name="Standard"><text:s text:c="20"/>{</text:p>
      <text:p text:style-name="Standard"><text:s text:c="24"/>$this-&gt;name = $name;</text:p>
      <text:p text:style-name="Standard"/>
      <text:p text:style-name="Standard"><text:s text:c="24"/>return $this;</text:p>
      <text:p text:style-name="Standard"><text:s text:c="20"/>}</text:p>
      <text:p text:style-name="Standard"/>
      <text:p text:style-name="Standard"><text:s text:c="20"/>public function isStatus(): ?bool</text:p>
      <text:p text:style-name="Standard"><text:s text:c="20"/>{</text:p>
      <text:p text:style-name="Standard"><text:s text:c="24"/>return $this-&gt;status;</text:p>
      <text:p text:style-name="Standard"><text:s text:c="20"/>}</text:p>
      <text:p text:style-name="Standard"/>
      <text:p text:style-name="Standard"><text:s text:c="20"/>public function setStatus(?bool $status): self</text:p>
      <text:p text:style-name="Standard"><text:s text:c="20"/>{</text:p>
      <text:p text:style-name="Standard"><text:s text:c="24"/>$this-&gt;status = $status;</text:p>
      <text:p text:style-name="Standard"/>
      <text:p text:style-name="Standard"><text:s text:c="24"/>return $this;</text:p>
      <text:p text:style-name="Standard"><text:s text:c="20"/>}</text:p>
      <text:p text:style-name="Standard"><text:s text:c="16"/>}</text:p>
      <text:p text:style-name="Standard"/>
      <text:p text:style-name="Standard"/>
      <text:p text:style-name="P4">=&gt;<text:span text:style-name="T1">how to make index inside the entity</text:span></text:p>
      <text:p text:style-name="P4"/>
      <text:p text:style-name="P4">#[ORM\Table(name: "products")]</text:p>
      <text:p text:style-name="P4">#[ORM\Index(columns: ['name'], name: 'name_idx')]</text:p>
      <text:p text:style-name="P4"><text:soft-page-break/></text:p>
      <text:p text:style-name="P5">index with cloumn example in entity for set in the tabel</text:p>
      <text:p text:style-name="P5"/>
      <text:p text:style-name="P5">/** @ORM\Column(type="string", index=true) */</text:p>
      <text:p text:style-name="P4"><text:tab/></text:p>
      <text:p text:style-name="Standard"/>
      <text:p text:style-name="Standard">9)dyanmic query <text:s/>with doctrain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3:12:06.758462832</meta:creation-date>
    <dc:date>2023-03-15T14:57:45.239963257</dc:date>
    <meta:editing-duration>PT1H21M24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6" meta:paragraph-count="504" meta:word-count="1887" meta:character-count="24683" meta:non-whitespace-character-count="14937"/>
  </office:meta>
</office:document-meta>
</file>